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20000000CCC94760EFE713965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19.499cm" svg:height="2.599cm" svg:x="1.4cm" svg:y="0.6cm">
          <text:p text:style-name="P1"><text:span text:style-name="T1">mortality_livable_velcro_utility_humility_spr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9cm" svg:height="9.133cm" svg:x="1.4cm" svg:y="3.8cm">
          <text:p text:style-name="P3"><text:span text:style-name="T2">What the superior man seeks is in himself; what the small man seeks is in others.</text:span></text:p>
          <text:p text:style-name="P4"><text:span text:style-name="T3">Confuci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style-name="Mgr3" draw:text-style-name="MP5" draw:layer="backgroundobjects" svg:width="21.65cm" svg:height="3.348cm" svg:x="-0.162cm" svg:y="0.225cm">
        <draw:image xlink:href="Pictures/1000000100000520000000CCC94760EFE7139655.png" xlink:type="simple" xlink:show="embed" xlink:actuate="onLoad" draw:mime-type="image/png">
          <text:p/>
        </draw:image>
      </draw:frame>
      <draw:frame draw:name="PlaceHolder 1" presentation:style-name="Title_20_Slide-title" draw:layer="backgroundobjects" svg:width="19.499cm" svg:height="2.599cm" svg:x="1.4cm" svg:y="0.6cm" presentation:class="title" presentation:placeholder="true" presentation:user-transformed="true">
        <draw:text-box/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5-04T19:05:23</meta:creation-date>
    <dc:language>en-GB</dc:language>
    <dc:date>2022-12-21T06:43:54.021533865</dc:date>
    <meta:editing-cycles>8</meta:editing-cycles>
    <dc:title>Bright Blue</dc:title>
    <meta:editing-duration>PT1H56M16S</meta:editing-duration>
    <meta:generator>LibreOffice/7.4.3.2$Linux_X86_64 LibreOffice_project/40$Build-2</meta:generator>
    <meta:document-statistic meta:object-count="23"/>
  </office:meta>
</office:document-meta>
</file>